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3.3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3.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3cm"/>
    </style:style>
    <style:style style:name="gr5" style:family="graphic" style:parent-style-name="standard">
      <style:graphic-properties svg:stroke-color="#ff3333" draw:fill-color="#ffffff" draw:textarea-horizontal-align="justify" draw:textarea-vertical-align="top" draw:auto-grow-height="false" fo:min-height="1.15cm" fo:min-width="3.3cm"/>
    </style:style>
    <style:style style:name="gr6" style:family="graphic" style:parent-style-name="standard">
      <style:graphic-properties svg:stroke-color="#ff3333" draw:fill-color="#ffffff" draw:textarea-horizontal-align="justify" draw:textarea-vertical-align="top" draw:auto-grow-height="false" fo:min-height="2.55cm" fo:min-width="3.973cm"/>
    </style:style>
    <style:style style:name="gr7" style:family="graphic" style:parent-style-name="standard">
      <style:graphic-properties svg:stroke-color="#ff3333" draw:fill-color="#ffffff" draw:textarea-horizontal-align="justify" draw:textarea-vertical-align="top" draw:auto-grow-height="false" fo:min-height="1.75cm" fo:min-width="3.9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color="#ff3333" draw:marker-end="Arrow" draw:marker-end-width="0.2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333333" style:font-name="Latin Modern Mono Caps"/>
    </style:style>
    <style:style style:name="P6" style:family="paragraph">
      <loext:graphic-properties draw:fill-color="#ffffff"/>
      <style:paragraph-properties fo:text-align="center"/>
      <style:text-properties fo:color="#333333" style:font-name="Latin Modern Mono Caps"/>
    </style:style>
    <style:style style:name="P7" style:family="paragraph">
      <style:paragraph-properties fo:text-align="start"/>
      <style:text-properties fo:color="#000000"/>
    </style:style>
    <style:style style:name="P8" style:family="paragraph">
      <style:paragraph-properties fo:text-align="center"/>
      <style:text-properties fo:color="#000000"/>
    </style:style>
    <style:style style:name="P9" style:family="paragraph">
      <loext:graphic-properties draw:fill-color="#ffffff"/>
      <style:paragraph-properties fo:text-align="start"/>
      <style:text-properties fo:color="#00000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FreeMono" fo:font-size="12pt" style:font-size-asian="12pt" style:font-size-complex="12pt"/>
    </style:style>
    <style:style style:name="T3" style:family="text">
      <style:text-properties fo:color="#333333" style:font-name="Latin Modern Mono Caps" fo:font-size="12pt" style:font-size-asian="12pt" style:font-size-complex="12pt"/>
    </style:style>
    <style:style style:name="T4" style:family="text">
      <style:text-properties fo:color="#000000" style:font-name="Free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.8cm" svg:height="0.806cm" svg:x="0.3cm" svg:y="3.1cm">
          <draw:text-box>
            <text:p text:style-name="P1"><text:span text:style-name="T1">Flujo investigacion</text:span></text:p>
          </draw:text-box>
        </draw:frame>
        <draw:custom-shape draw:style-name="gr2" draw:text-style-name="P4" draw:layer="layout" svg:width="3.8cm" svg:height="0.8cm" svg:x="10.9cm" svg:y="4.8cm">
          <text:p text:style-name="P3"><text:span text:style-name="T2">Datos Abier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cm" svg:height="0.8cm" svg:x="6.7cm" svg:y="4.8cm">
          <text:p text:style-name="P3"><text:span text:style-name="T2">Pre-registr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cm" svg:height="0.8cm" svg:x="15.1cm" svg:y="4.8cm">
          <text:p text:style-name="P3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cm" svg:height="0.8cm" svg:x="19.9cm" svg:y="4.8cm">
          <text:p text:style-name="P3"><text:span text:style-name="T2">Comunic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8cm" svg:x="6.7cm" svg:y="3.2cm">
          <text:p text:style-name="P5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8cm" svg:x="10.9cm" svg:y="3.2cm">
          <text:p text:style-name="P5"><text:span text:style-name="T3">Recolec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8cm" svg:x="15.3cm" svg:y="3.2cm">
          <text:p text:style-name="P5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8cm" svg:x="20cm" svg:y="3.2cm">
          <text:p text:style-name="P5"><text:span text:style-name="T3">Public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8cm" svg:height="1.4cm" svg:x="6.7cm" svg:y="6.9cm">
          <text:list text:style-name="L1">
            <text:list-item>
              <text:p text:style-name="P7"><text:span text:style-name="T4">Plantillas</text:span></text:p>
            </text:list-item>
            <text:list-item>
              <text:p text:style-name="P7"><text:span text:style-name="T4">Plataformas</text:span></text:p>
            </text:list-item>
          </text:list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8cm" svg:height="1.4cm" svg:x="10.9cm" svg:y="6.9cm">
          <text:list text:style-name="L1">
            <text:list-item>
              <text:p text:style-name="P7"><text:span text:style-name="T4">Estándares</text:span></text:p>
            </text:list-item>
            <text:list-item>
              <text:p text:style-name="P7"><text:span text:style-name="T4">Repositorio</text:span></text:p>
            </text:list-item>
          </text:list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473cm" svg:height="2.8cm" svg:x="15.127cm" svg:y="6.9cm">
          <text:list text:style-name="L1">
            <text:list-item>
              <text:p text:style-name="P7"><text:span text:style-name="T4">Software libre</text:span></text:p>
            </text:list-item>
            <text:list-item>
              <text:p text:style-name="P7"><text:span text:style-name="T4">Texto plano</text:span></text:p>
            </text:list-item>
            <text:list-item>
              <text:p text:style-name="P7"><text:span text:style-name="T4">Doc. dinámicos</text:span></text:p>
            </text:list-item>
            <text:list-item>
              <text:p text:style-name="P7"><text:span text:style-name="T4">Versionamiento</text:span></text:p>
            </text:list-item>
            <text:list-item>
              <text:p text:style-name="P7"><text:span text:style-name="T4">Workflows</text:span></text:p>
            </text:list-item>
            <text:list-item>
              <text:p text:style-name="P7"><text:span text:style-name="T4">Repositorio</text:span></text:p>
            </text:list-item>
          </text:list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73cm" svg:height="2cm" svg:x="19.927cm" svg:y="6.9cm">
          <text:list text:style-name="L1">
            <text:list-item>
              <text:p text:style-name="P7"><text:span text:style-name="T4">Pre-prints</text:span></text:p>
            </text:list-item>
            <text:list-item>
              <text:p text:style-name="P7"><text:span text:style-name="T4">Open access</text:span></text:p>
            </text:list-item>
            <text:list-item>
              <text:p text:style-name="P7"><text:span text:style-name="T4">Cápsulas</text:span></text:p>
            </text:list-item>
            <text:list-item>
              <text:p text:style-name="P7"><text:span text:style-name="T4">Presentaciones</text:span></text:p>
            </text:list-item>
          </text:list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3cm" svg:height="1.361cm" svg:x="0.3cm" svg:y="4.8cm">
          <draw:text-box>
            <text:p text:style-name="P1"><text:span text:style-name="T1">Áreas ciencia abierta </text:span></text:p>
          </draw:text-box>
        </draw:frame>
        <draw:frame draw:style-name="gr8" draw:text-style-name="P2" draw:layer="layout" svg:width="5.3cm" svg:height="1.361cm" svg:x="0.3cm" svg:y="6.801cm">
          <draw:text-box>
            <text:p text:style-name="P1"><text:span text:style-name="T1">Herramientas</text:span></text:p>
          </draw:text-box>
        </draw:frame>
        <draw:line draw:style-name="gr9" draw:text-style-name="P10" draw:layer="layout" svg:x1="0.6cm" svg:y1="4.306cm" svg:x2="24.8cm" svg:y2="4.3cm">
          <text:p/>
        </draw:line>
        <draw:line draw:style-name="gr9" draw:text-style-name="P10" draw:layer="layout" svg:x1="0.6cm" svg:y1="6.206cm" svg:x2="24.8cm" svg:y2="6.2cm">
          <text:p/>
        </draw:line>
        <draw:line draw:style-name="gr10" draw:text-style-name="P10" draw:layer="layout" svg:x1="9.8cm" svg:y1="3.6cm" svg:x2="11.2cm" svg:y2="3.6cm">
          <text:p/>
        </draw:line>
        <draw:line draw:style-name="gr10" draw:text-style-name="P10" draw:layer="layout" svg:x1="14.5cm" svg:y1="3.6cm" svg:x2="15.9cm" svg:y2="3.6cm">
          <text:p/>
        </draw:line>
        <draw:line draw:style-name="gr10" draw:text-style-name="P10" draw:layer="layout" svg:x1="18.8cm" svg:y1="3.6cm" svg:x2="20.2cm" svg:y2="3.6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Caps" svg:font-family="'Latin Modern Mono Caps'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6666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9:46:12.043949327</meta:creation-date>
    <dc:date>2021-08-01T10:32:27.015110527</dc:date>
    <meta:editing-duration>PT15M3S</meta:editing-duration>
    <meta:editing-cycles>3</meta:editing-cycles>
    <meta:generator>LibreOffice/6.0.7.3$Linux_X86_64 LibreOffice_project/00m0$Build-3</meta:generator>
    <meta:document-statistic meta:object-count="43"/>
  </office:meta>
</office:document-meta>
</file>